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padding="0.0193in" fo:border="0.06pt solid #e3e3e3"/>
    </style:style>
    <style:style style:name="P2" style:family="paragraph" style:parent-style-name="Text_20_body">
      <style:paragraph-properties fo:padding="0.0193in" fo:border="0.06pt solid #e3e3e3"/>
    </style:style>
    <style:style style:name="P3" style:family="paragraph" style:parent-style-name="Text_20_body">
      <style:text-properties officeooo:rsid="00164081" officeooo:paragraph-rsid="00164081"/>
    </style:style>
    <style:style style:name="P4" style:family="paragraph" style:parent-style-name="Title">
      <style:text-properties officeooo:rsid="00164081" officeooo:paragraph-rsid="00164081"/>
    </style:style>
    <style:style style:name="P5" style:family="paragraph" style:parent-style-name="Text_20_body">
      <style:text-properties officeooo:paragraph-rsid="00164081"/>
    </style:style>
    <style:style style:name="P6" style:family="paragraph" style:parent-style-name="Text_20_body" style:list-style-name="L1">
      <style:paragraph-properties fo:padding="0.0193in" fo:border="0.06pt solid #e3e3e3"/>
    </style:style>
    <style:style style:name="P7" style:family="paragraph" style:parent-style-name="Text_20_body" style:list-style-name="L2">
      <style:paragraph-properties fo:padding="0.0193in" fo:border="0.06pt solid #e3e3e3"/>
    </style:style>
    <style:style style:name="P8" style:family="paragraph" style:parent-style-name="Text_20_body" style:list-style-name="L3">
      <style:paragraph-properties fo:padding="0.0193in" fo:border="0.06pt solid #e3e3e3"/>
    </style:style>
    <style:style style:name="T1" style:family="text">
      <style:text-properties officeooo:rsid="00164081"/>
    </style:style>
    <style:style style:name="T2" style:family="text">
      <style:text-properties loext:padding="0.0193in" loext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scanf</text:p>
      <text:p text:style-name="P3"/>
      <text:p text:style-name="P3"/>
      <text:p text:style-name="P3"><text:span text:style-name="Strong_20_Emphasis"><text:span text:style-name="T2">Primer parámetro (</text:span></text:span><text:span text:style-name="Strong_20_Emphasis"><text:span text:style-name="Source_20_Text"><text:span text:style-name="T2">rdi</text:span></text:span></text:span><text:span text:style-name="Strong_20_Emphasis"><text:span text:style-name="T2">)</text:span></text:span>: Aquí se pasa la dirección de memoria de la cadena desde la cual <text:span text:style-name="Source_20_Text"><text:span text:style-name="T2">sscanf</text:span></text:span> debe leer los datos.</text:p>
      <text:list xml:id="list923048073" text:style-name="L1">
        <text:list-item>
          <text:p text:style-name="P6"><text:span text:style-name="Strong_20_Emphasis"><text:span text:style-name="T2">Segundo parámetro (</text:span></text:span><text:span text:style-name="Strong_20_Emphasis"><text:span text:style-name="Source_20_Text"><text:span text:style-name="T2">rsi</text:span></text:span></text:span><text:span text:style-name="Strong_20_Emphasis"><text:span text:style-name="T2">)</text:span></text:span>: Este parámetro es la cadena de formato que especifica cómo <text:span text:style-name="Source_20_Text"><text:span text:style-name="T2">sscanf</text:span></text:span> debe interpretar la cadena en el primer parámetro. El formato indica qué tipo de datos (<text:span text:style-name="Source_20_Text"><text:span text:style-name="T2">int</text:span></text:span>, <text:span text:style-name="Source_20_Text"><text:span text:style-name="T2">short int</text:span></text:span>, <text:span text:style-name="Source_20_Text"><text:span text:style-name="T2">float</text:span></text:span>, etc.) se espera encontrar y cómo deben estar dispuestos en la cadena.</text:p>
        </text:list-item>
        <text:list-item>
          <text:p text:style-name="P6"><text:span text:style-name="Strong_20_Emphasis"><text:span text:style-name="T2">Tercer y siguientes parámetros</text:span></text:span>: Estos parámetros son las direcciones de memoria donde <text:span text:style-name="Source_20_Text"><text:span text:style-name="T2">sscanf</text:span></text:span> almacenará los valores que extrae de la cadena, según el formato especificado. La cantidad de direcciones de memoria depende de la cantidad de conversiones en el formato de <text:span text:style-name="Source_20_Text"><text:span text:style-name="T2">sscanf</text:span></text:span>.</text:p>
        </text:list-item>
      </text:list>
      <text:h text:style-name="P1" text:outline-level="3">Comportamiento en caso de error</text:h>
      <text:p text:style-name="P2">Si el formato especificado en <text:span text:style-name="Source_20_Text"><text:span text:style-name="T2">rsi</text:span></text:span> no coincide con la estructura de la cadena en <text:span text:style-name="Source_20_Text"><text:span text:style-name="T2">rdi</text:span></text:span>, <text:span text:style-name="Source_20_Text"><text:span text:style-name="T2">sscanf</text:span></text:span> no podrá leer los datos correctamente. En este caso:</text:p>
      <text:list xml:id="list3000784517" text:style-name="L2">
        <text:list-item>
          <text:p text:style-name="P7"><text:span text:style-name="Strong_20_Emphasis"><text:span text:style-name="T2">Valor de retorno de </text:span></text:span><text:span text:style-name="Strong_20_Emphasis"><text:span text:style-name="Source_20_Text"><text:span text:style-name="T2">sscanf</text:span></text:span></text:span><text:span text:style-name="Strong_20_Emphasis"><text:span text:style-name="T2"> (</text:span></text:span><text:span text:style-name="Strong_20_Emphasis"><text:span text:style-name="Source_20_Text"><text:span text:style-name="T2">rax</text:span></text:span></text:span><text:span text:style-name="Strong_20_Emphasis"><text:span text:style-name="T2">)</text:span></text:span>: La función <text:span text:style-name="Source_20_Text"><text:span text:style-name="T2">sscanf</text:span></text:span> devuelve el número de conversiones exitosas que realizó. Si <text:span text:style-name="Source_20_Text"><text:span text:style-name="T2">sscanf</text:span></text:span> no puede realizar ninguna conversión exitosa (porque la cadena no coincide con el formato), devolverá <text:span text:style-name="Source_20_Text"><text:span text:style-name="T2">0</text:span></text:span>.</text:p>
        </text:list-item>
      </text:list>
      <text:p text:style-name="P5"><text:span text:style-name="T1"><text:line-break/></text:span>El segundo parámetro de la función <text:span text:style-name="Source_20_Text"><text:span text:style-name="T2">sscanf</text:span></text:span>, que es la cadena de formato, es una cadena que especifica cómo <text:span text:style-name="Source_20_Text"><text:span text:style-name="T2">sscanf</text:span></text:span> debe interpretar y extraer datos de la cadena de entrada principal. Esta cadena de formato contiene caracteres especiales que indican qué tipo de datos se espera encontrar y cómo deben interpretarse en la cadena de entrada.</text:p>
      <text:p text:style-name="P2">Aquí hay algunos de los caracteres especiales más comunes que se pueden usar en la cadena de formato de <text:span text:style-name="Source_20_Text"><text:span text:style-name="T2">sscanf</text:span></text:span>:</text:p>
      <text:list xml:id="list920652792" text:style-name="L3">
        <text:list-item>
          <text:p text:style-name="P8"><text:span text:style-name="Strong_20_Emphasis"><text:span text:style-name="Source_20_Text"><text:span text:style-name="T2">%d</text:span></text:span></text:span><text:span text:style-name="Strong_20_Emphasis"><text:span text:style-name="T2">, </text:span></text:span><text:span text:style-name="Strong_20_Emphasis"><text:span text:style-name="Source_20_Text"><text:span text:style-name="T2">%i</text:span></text:span></text:span>: Estos caracteres indican que <text:span text:style-name="Source_20_Text"><text:span text:style-name="T2">sscanf</text:span></text:span> debe interpretar un número entero decimal. Por ejemplo, <text:span text:style-name="Source_20_Text"><text:span text:style-name="T2">%d</text:span></text:span> puede usarse para leer un entero decimal con signo, mientras que <text:span text:style-name="Source_20_Text"><text:span text:style-name="T2">%i</text:span></text:span> puede interpretar un entero decimal que podría tener un prefijo de base (<text:span text:style-name="Source_20_Text"><text:span text:style-name="T2">0x</text:span></text:span> para hexadecimal, <text:span text:style-name="Source_20_Text"><text:span text:style-name="T2">0</text:span></text:span> para octal).</text:p>
        </text:list-item>
        <text:list-item>
          <text:p text:style-name="P8"><text:span text:style-name="Strong_20_Emphasis"><text:span text:style-name="Source_20_Text"><text:span text:style-name="T2">%u</text:span></text:span></text:span>: Este caracter indica que <text:span text:style-name="Source_20_Text"><text:span text:style-name="T2">sscanf</text:span></text:span> debe interpretar un número entero decimal sin signo.</text:p>
        </text:list-item>
        <text:list-item>
          <text:p text:style-name="P8"><text:soft-page-break/><text:span text:style-name="Strong_20_Emphasis"><text:span text:style-name="Source_20_Text"><text:span text:style-name="T2">%x</text:span></text:span></text:span><text:span text:style-name="Strong_20_Emphasis"><text:span text:style-name="T2">, </text:span></text:span><text:span text:style-name="Strong_20_Emphasis"><text:span text:style-name="Source_20_Text"><text:span text:style-name="T2">%X</text:span></text:span></text:span>: Estos caracteres indican que <text:span text:style-name="Source_20_Text"><text:span text:style-name="T2">sscanf</text:span></text:span> debe interpretar un número entero en formato hexadecimal. <text:span text:style-name="Source_20_Text"><text:span text:style-name="T2">%x</text:span></text:span> interpreta letras minúsculas (<text:span text:style-name="Source_20_Text"><text:span text:style-name="T2">a-f</text:span></text:span>) como dígitos hexadecimales, mientras que <text:span text:style-name="Source_20_Text"><text:span text:style-name="T2">%X</text:span></text:span> interpreta letras mayúsculas (<text:span text:style-name="Source_20_Text"><text:span text:style-name="T2">A-F</text:span></text:span>).</text:p>
        </text:list-item>
        <text:list-item>
          <text:p text:style-name="P8"><text:span text:style-name="Strong_20_Emphasis"><text:span text:style-name="Source_20_Text"><text:span text:style-name="T2">%o</text:span></text:span></text:span>: Este caracter indica que <text:span text:style-name="Source_20_Text"><text:span text:style-name="T2">sscanf</text:span></text:span> debe interpretar un número entero en formato octal.</text:p>
        </text:list-item>
        <text:list-item>
          <text:p text:style-name="P8"><text:span text:style-name="Strong_20_Emphasis"><text:span text:style-name="Source_20_Text"><text:span text:style-name="T2">%f</text:span></text:span></text:span><text:span text:style-name="Strong_20_Emphasis"><text:span text:style-name="T2">, </text:span></text:span><text:span text:style-name="Strong_20_Emphasis"><text:span text:style-name="Source_20_Text"><text:span text:style-name="T2">%lf</text:span></text:span></text:span>: Estos caracteres indican que <text:span text:style-name="Source_20_Text"><text:span text:style-name="T2">sscanf</text:span></text:span> debe interpretar un número en formato de punto flotante (float). <text:span text:style-name="Source_20_Text"><text:span text:style-name="T2">%f</text:span></text:span> interpreta un <text:span text:style-name="Source_20_Text"><text:span text:style-name="T2">float</text:span></text:span>, mientras que <text:span text:style-name="Source_20_Text"><text:span text:style-name="T2">%lf</text:span></text:span> interpreta un <text:span text:style-name="Source_20_Text"><text:span text:style-name="T2">double</text:span></text:span>.</text:p>
        </text:list-item>
        <text:list-item>
          <text:p text:style-name="P8"><text:span text:style-name="Strong_20_Emphasis"><text:span text:style-name="Source_20_Text"><text:span text:style-name="T2">%c</text:span></text:span></text:span>: Este caracter indica que <text:span text:style-name="Source_20_Text"><text:span text:style-name="T2">sscanf</text:span></text:span> debe interpretar un solo carácter.</text:p>
        </text:list-item>
        <text:list-item>
          <text:p text:style-name="P8"><text:span text:style-name="Strong_20_Emphasis"><text:span text:style-name="Source_20_Text"><text:span text:style-name="T2">%s</text:span></text:span></text:span>: Este caracter indica que <text:span text:style-name="Source_20_Text"><text:span text:style-name="T2">sscanf</text:span></text:span> debe interpretar una cadena de caracteres (secuencia de caracteres delimitada por espacios en blanco o nueva línea).</text:p>
        </text:list-item>
        <text:list-item>
          <text:p text:style-name="P8"><text:span text:style-name="Strong_20_Emphasis"><text:span text:style-name="Source_20_Text"><text:span text:style-name="T2">%[]</text:span></text:span></text:span>: Este es un especificador de conjunto de caracteres personalizado. Por ejemplo, <text:span text:style-name="Source_20_Text"><text:span text:style-name="T2">%[a-zA-Z]</text:span></text:span> indica que <text:span text:style-name="Source_20_Text"><text:span text:style-name="T2">sscanf</text:span></text:span> debe interpretar una secuencia de caracteres que contenga solo letras minúsculas y mayúsculas.</text:p>
        </text:list-item>
        <text:list-item>
          <text:p text:style-name="P8"><text:span text:style-name="Strong_20_Emphasis"><text:span text:style-name="Source_20_Text"><text:span text:style-name="T2">%n</text:span></text:span></text:span>: Este caracter indica que <text:span text:style-name="Source_20_Text"><text:span text:style-name="T2">sscanf</text:span></text:span> debe almacenar el número de caracteres procesados hasta ese punto en una variable entera especificada.</text:p>
        </text:list-item>
      </text:list>
      <text:p text:style-name="P3"><text:line-break/>El valor de retorno de sscanf se encuentra en el registro rax. En el rax en este caso se específica la cantidad de operaciones llevadas con éxito tras ejecutar sscan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17:43:16.382449710</meta:creation-date>
    <meta:editing-duration>PT21S</meta:editing-duration>
    <meta:editing-cycles>2</meta:editing-cycles>
    <meta:generator>LibreOffice/7.3.7.2$Linux_X86_64 LibreOffice_project/30$Build-2</meta:generator>
    <dc:date>2024-05-09T17:43:36.337770287</dc:date>
    <meta:document-statistic meta:table-count="0" meta:image-count="0" meta:object-count="0" meta:page-count="2" meta:paragraph-count="19" meta:word-count="508" meta:character-count="3112" meta:non-whitespace-character-count="2633"/>
  </office:meta>
</office:document-meta>
</file>